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8aa8" officeooo:paragraph-rsid="00038aa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38aa8" officeooo:paragraph-rsid="00038aa8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38aa8" officeooo:paragraph-rsid="00038aa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5fc4b" officeooo:paragraph-rsid="0005fc4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fc4b" officeooo:paragraph-rsid="0005fc4b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paragraph-rsid="0007ea4d"/>
    </style:style>
    <style:style style:name="P7" style:family="paragraph" style:parent-style-name="Standard">
      <style:text-properties fo:color="#00a933" loext:opacity="100%" style:font-name="Liberation Serif" fo:font-style="normal" fo:font-weight="normal" officeooo:paragraph-rsid="0007ea4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erif" fo:font-style="normal" fo:font-weight="normal" officeooo:paragraph-rsid="0009952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0b1106"/>
    </style:style>
    <style:style style:name="P10" style:family="paragraph" style:parent-style-name="Standard">
      <style:text-properties style:font-name="Liberation Serif" fo:font-style="normal" fo:font-weight="normal" officeooo:rsid="000b1106" officeooo:paragraph-rsid="000b110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a933" loext:opacity="100%" fo:font-weight="bold" officeooo:paragraph-rsid="0007ea4d" style:font-weight-asian="bold" style:font-weight-complex="bold"/>
    </style:style>
    <style:style style:name="T1" style:family="text">
      <style:text-properties fo:color="#000000" loext:opacity="100%" style:font-name="Liberation Serif" fo:font-style="normal" fo:font-weight="bold" officeooo:rsid="0007ea4d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erif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Liberation Serif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font-name="Liberation Serif" fo:font-style="normal" fo:font-weight="normal" officeooo:rsid="000b1106" style:font-style-asian="normal" style:font-weight-asian="normal" style:font-style-complex="normal" style:font-weight-complex="normal"/>
    </style:style>
    <style:style style:name="T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font-weight="bold" officeooo:rsid="00099528" style:font-weight-asian="bold" style:font-weight-complex="bold"/>
    </style:style>
    <style:style style:name="T7" style:family="text">
      <style:text-properties fo:color="#000000" loext:opacity="100%" officeooo:rsid="00099528"/>
    </style:style>
    <style:style style:name="T8" style:family="text">
      <style:text-properties style:font-name="Liberation Serif" fo:font-style="normal" fo:font-weight="bold" officeooo:rsid="000b1106" style:font-style-asian="normal" style:font-weight-asian="bold" style:font-style-complex="normal" style:font-weight-complex="bold"/>
    </style:style>
    <style:style style:name="T9" style:family="text">
      <style:text-properties style:font-name="Liberation Serif" fo:font-style="normal" fo:font-weight="normal" officeooo:rsid="000b1106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, Axel, Andrei e Iván</text:p>
      <text:p text:style-name="P1"/>
      <text:p text:style-name="P1"/>
      <text:p text:style-name="P2">Librerías utilizadas</text:p>
      <text:p text:style-name="P3"/>
      <text:p text:style-name="P4">Descripción de las librerías:</text:p>
      <text:p text:style-name="P5"/>
      <text:p text:style-name="P6"><text:span text:style-name="T1">P</text:span><text:span text:style-name="T2">andas </text:span><text:span text:style-name="T3">- </text:span><text:span text:style-name="T4">L</text:span><text:span text:style-name="T5">ibrería para el análisis de datos en Python. Permite trabajar con estructuras de datos como los </text:span><text:span text:style-name="Emphasis"><text:span text:style-name="T5">DataFrames</text:span></text:span><text:span text:style-name="T5">, que son tablas organizadas en filas y columnas. Gracias a esta librería, es posible manipular, limpiar y analizar grandes volúmenes de información de forma eficiente. Además, facilita tareas como filtrar, ordenar y transformar datos, lo que la convierte en una herramienta clave en proyectos de análisis de datos. </text:span></text:p>
      <text:p text:style-name="P7"/>
      <text:p text:style-name="P8"><text:span text:style-name="T6">Numpy </text:span><text:span text:style-name="T7">- L</text:span>ibrería esencial en Python para el cálculo numérico y el trabajo con datos en forma de arrays. Permite realizar operaciones matemáticas de manera rápida y eficiente, especialmente sobre grandes conjuntos de datos. Además, ofrece funciones para cálculos estadísticos como medias, desviaciones estándar o operaciones vectorizadas.</text:p>
      <text:p text:style-name="P8"/>
      <text:p text:style-name="P9"><text:span text:style-name="T8">Matplotlib</text:span><text:span text:style-name="T9"> - L</text:span>ibrería de Python utilizada para la creación de gráficos y visualizaciones de datos. Permite generar gráficos como líneas, barras, histogramas o dispersión de manera sencilla. Es muy útil para representar información de forma visual y facilitar la interpretación de los datos. Además, ofrece un alto nivel de personalización en los gráficos, como colores, etiquetas, títulos y estilos. </text:p>
      <text:p text:style-name="P10"/>
      <text:p text:style-name="P9"><text:span text:style-name="T8">Plotly.express </text:span><text:span text:style-name="T9">- </text:span>Es un módulo de la librería Plotly que permite crear gráficos interactivos. A diferencia de otras librerías, los gráficos generados pueden incluir animaciones, zoom y herramientas interactivas. Es especialmente útil para visualizar datos de manera dinámica en aplicaciones web o presentaciones, facilitando el análisis exploratorio de los datos. 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4T12:59:29.933466700</meta:creation-date>
    <meta:generator>LibreOffice/25.8.5.2$Windows_X86_64 LibreOffice_project/9c8b85f387cc00a89945a79c9e6239f32e450ac2</meta:generator>
    <dc:date>2026-04-24T21:13:03.828029100</dc:date>
    <meta:editing-duration>PT45M10S</meta:editing-duration>
    <meta:editing-cycles>7</meta:editing-cycles>
    <meta:document-statistic meta:table-count="0" meta:image-count="0" meta:object-count="0" meta:page-count="1" meta:paragraph-count="7" meta:word-count="234" meta:character-count="1611" meta:non-whitespace-character-count="1381"/>
  </office:meta>
</office:document-meta>
</file>